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54a" officeooo:paragraph-rsid="0002a5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1119_2</text:p>
      <text:p text:style-name="P1"><text:a xlink:type="simple" xlink:href="https://github.com/hakenlaken/pythonprac/tree/master/20201119_2" text:style-name="Internet_20_link" text:visited-style-name="Visited_20_Internet_20_Link">https://github.com/hakenlaken/pythonprac/tree/master/20201119_2</text:a></text:p>
      <text:p text:style-name="P1"><text:a xlink:type="simple" xlink:href="https://github.com/TheGhost8/pythonprac/tree/master/20201119_2" text:style-name="Internet_20_link" text:visited-style-name="Visited_20_Internet_20_Link">https://github.com/TheGhost8/pythonprac/tree/master/20201119_2</text:a></text:p>
      <text:p text:style-name="P1"><text:a xlink:type="simple" xlink:href="https://github.com/Disfavour/pythonprac/tree/master/20201119_2" text:style-name="Internet_20_link" text:visited-style-name="Visited_20_Internet_20_Link">https://github.com/Disfavour/pythonprac/tree/master/20201119_2</text:a></text:p>
      <text:p text:style-name="P1"><text:a xlink:type="simple" xlink:href="https://git.cs.msu.ru/s02180445/pythonprac/-/tree/master/20201119_2" text:style-name="Internet_20_link" text:visited-style-name="Visited_20_Internet_20_Link">https://git.cs.msu.ru/s02180445/pythonprac/-/tree/master/20201119_2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11:01.722758252</meta:creation-date>
    <dc:date>2020-12-22T21:11:51.403850749</dc:date>
    <meta:editing-duration>PT50S</meta:editing-duration>
    <meta:editing-cycles>1</meta:editing-cycles>
    <meta:document-statistic meta:table-count="0" meta:image-count="0" meta:object-count="0" meta:page-count="1" meta:paragraph-count="5" meta:word-count="5" meta:character-count="264" meta:non-whitespace-character-count="264"/>
    <meta:generator>LibreOffice/6.4.6.2$Linux_X86_64 LibreOffice_project/40$Build-2</meta:generator>
  </office:meta>
</office:document-meta>
</file>